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9.417cm" svg:y="0.505cm">
            <draw:object draw:notify-on-update-of-ranges="Tabelle1.D2:Tabe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Julia Roberts (*1967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80-19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90-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-2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0-20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202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5:41:10.51963523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0:06.466600506</meta:creation-date>
    <dc:date>2025-12-04T15:44:27.297812253</dc:date>
    <meta:editing-duration>PT5M37S</meta:editing-duration>
    <meta:editing-cycles>3</meta:editing-cycles>
    <meta:generator>LibreOffice/25.8.1.1$Linux_X86_64 LibreOffice_project/580$Build-1</meta:generator>
    <meta:document-statistic meta:table-count="1" meta:cell-count="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924cm" svg:y="4.203cm" style:legend-expansion="high" chart:style-name="ch2"/>
        <chart:plot-area chart:style-name="ch3" svg:x="0.319cm" svg:y="0.18cm" svg:width="13.286cm" svg:height="8.645cm">
          <chart:coordinate-region svg:x="0.953cm" svg:y="0.38cm" svg:width="12.65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D2:Tabe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